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200%"/>
      <style:text-properties style:font-name="Times New Roman" officeooo:rsid="0011e0c7" officeooo:paragraph-rsid="0011e0c7"/>
    </style:style>
    <style:style style:name="P2" style:family="paragraph" style:parent-style-name="Standard">
      <style:paragraph-properties fo:line-height="200%" fo:text-align="center" style:justify-single-word="false"/>
      <style:text-properties style:font-name="Times New Roman" officeooo:rsid="0011e0c7" officeooo:paragraph-rsid="0011e0c7"/>
    </style:style>
    <style:style style:name="P3" style:family="paragraph" style:parent-style-name="Standard">
      <style:paragraph-properties fo:line-height="200%" fo:text-align="start" style:justify-single-word="false"/>
      <style:text-properties style:font-name="Times New Roman" officeooo:rsid="0011e0c7" officeooo:paragraph-rsid="0011e0c7"/>
    </style:style>
    <style:style style:name="P4" style:family="paragraph" style:parent-style-name="Header">
      <style:paragraph-properties fo:text-align="end" style:justify-single-word="false"/>
      <style:text-properties officeooo:rsid="0011e0c7" officeooo:paragraph-rsid="0011e0c7"/>
    </style:style>
    <style:style style:name="T1" style:family="text">
      <style:text-properties officeooo:rsid="00126745"/>
    </style:style>
    <style:style style:name="T2" style:family="text">
      <style:text-properties officeooo:rsid="0013ba4e"/>
    </style:style>
    <style:style style:name="T3" style:family="text">
      <style:text-properties officeooo:rsid="0016bcde"/>
    </style:style>
    <style:style style:name="T4" style:family="text">
      <style:text-properties officeooo:rsid="00188df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lliam Luttmann</text:p>
      <text:p text:style-name="P1">Mark Boady</text:p>
      <text:p text:style-name="P1">CS 571 Advanced Programming Techniques </text:p>
      <text:p text:style-name="P1">July 21, 2020</text:p>
      <text:p text:style-name="P2">Research Report 1 Review : <text:span text:style-name="T1">Matthew Wendt</text:span></text:p>
      <text:p text:style-name="P3"><text:tab/>The introduction paragraph opens with a background of Linux. It states the purpose of the paper and incorporates <text:span text:style-name="T1">a generic company to apply the purpose of the paper in a real world scenario. The introduction suggests that the company should use VIM, but does not acknowledge any of the competition. The intro objectively defines the purpose of the paper, but I would have liked to see some brief mentions of the other editors out there before reading the whole report.</text:span></text:p>
      <text:p text:style-name="P3"><text:tab/><text:span text:style-name="T2">Following the introduction, there are many interesting facts listed about the Vim editor including when it was created and by who, popularity among programmers, and licensing with regard to the charity donations to children in Uganda. This paragraph also lists the different operating systems that VIM is compatible with. As the report continues, the advantages of the editor is listed and are applied to how this can benefit the company from the introduction. As seen from a business perspective, it is highlighted that the editor is free to download and use! It is also noted that it has a large community which has made extensive documentation which can save the company some cost and time for troubleshooting issues. </text:span></text:p>
      <text:p text:style-name="P3"><text:tab/><text:span text:style-name="T3">Emacs is now introduced and the main points are disadvantages of this editor compared to VIM. One of the main points is that Emacs has a hard learning curve, proving that it could take weeks to learn the basics of the editor. Also, it is mentioned that an extensive plugin has the capacity to freeze the entire Emacs application. Additionally, it mentions the extensive keyboard </text:span><text:soft-page-break/><text:span text:style-name="T3">shortcuts, as it should! The other editor mentioned that does not stack up to VIM is Nano. Nano limits capability because it is the least powerful of the 3 editors. Anther reason why Nano isn’t recommended is that making complex edits can prove to be more time consuming with this editor. Through my experience, this is absolutely true. </text:span></text:p>
      <text:p text:style-name="P3"><text:tab/><text:span text:style-name="T4">The conclusion restates the main argument which supports why VIM is the best choice for the company. Overall, the report is objective and shows that VIM should be the editor of choice for the company. Most, if not all statements are backed by facts from cited sources. The paper is biased in a good way towards VIM, also as it should be. Well d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1e0c7" officeooo:paragraph-rsid="0011e0c7"/>
    </style:style>
    <style:page-layout style:name="Mpm1">
      <style:page-layout-properties fo:page-width="8.5in" fo:page-height="11in" style:num-format="1" style:print-orientation="portrait" fo:margin-top="1in" fo:margin-bottom="1in" fo:margin-left="1in" fo:margin-right="1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Luttmann <text:page-number text:select-page="current">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0T19:31:22.761367081</meta:creation-date>
    <dc:date>2020-07-20T20:47:14.723574721</dc:date>
    <meta:editing-duration>PT3M11S</meta:editing-duration>
    <meta:editing-cycles>1</meta:editing-cycles>
    <meta:document-statistic meta:table-count="0" meta:image-count="0" meta:object-count="0" meta:page-count="2" meta:paragraph-count="10" meta:word-count="406" meta:character-count="2385" meta:non-whitespace-character-count="1982"/>
    <meta:generator>LibreOffice/6.0.7.3$Linux_X86_64 LibreOffice_project/00m0$Build-3</meta:generator>
  </office:meta>
</office:document-meta>
</file>